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 style:list-style-name="List_20_1" style:master-page-name="First_20_Page">
      <style:paragraph-properties fo:text-align="center" style:justify-single-word="false" style:page-number="auto"/>
      <style:text-properties fo:font-size="20pt" officeooo:rsid="00131e54" officeooo:paragraph-rsid="00288c07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officeooo:rsid="00131e54" officeooo:paragraph-rsid="00288c07"/>
    </style:style>
    <style:style style:name="P3" style:family="paragraph" style:parent-style-name="Text_20_body">
      <style:paragraph-properties fo:margin-left="0cm" fo:text-indent="0cm" style:auto-text-indent="false"/>
      <style:text-properties officeooo:paragraph-rsid="0023b788"/>
    </style:style>
    <style:style style:name="P4" style:family="paragraph" style:parent-style-name="Text_20_body">
      <style:paragraph-properties fo:margin-left="0cm" fo:text-align="end" style:justify-single-word="false" fo:text-indent="0cm" style:auto-text-indent="false"/>
      <style:text-properties officeooo:rsid="00288c07" officeooo:paragraph-rsid="0023b788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officeooo:rsid="00288c07" officeooo:paragraph-rsid="00288c07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text-properties officeooo:rsid="0025c9db" officeooo:paragraph-rsid="0025c9db"/>
    </style:style>
    <style:style style:name="P11" style:family="paragraph" style:parent-style-name="Text_20_body">
      <style:paragraph-properties fo:margin-left="0cm" fo:text-indent="0cm" style:auto-text-indent="false"/>
    </style:style>
    <style:style style:name="P12" style:family="paragraph" style:parent-style-name="Text_20_body">
      <style:paragraph-properties fo:margin-left="0cm" fo:text-indent="0cm" style:auto-text-indent="false"/>
      <style:text-properties officeooo:rsid="0023b788" officeooo:paragraph-rsid="0024216a"/>
    </style:style>
    <style:style style:name="P13" style:family="paragraph" style:parent-style-name="Heading_20_3">
      <style:text-properties officeooo:paragraph-rsid="002b0245"/>
    </style:style>
    <style:style style:name="P14" style:family="paragraph" style:parent-style-name="Heading_20_3">
      <style:text-properties officeooo:paragraph-rsid="001ee08a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20460f"/>
    </style:style>
    <style:style style:name="P16" style:family="paragraph" style:parent-style-name="Heading_20_2">
      <style:paragraph-properties fo:margin-top="0cm" fo:margin-bottom="0cm" style:contextual-spacing="false"/>
    </style:style>
    <style:style style:name="P17" style:family="paragraph" style:parent-style-name="Heading_20_2">
      <style:text-properties officeooo:paragraph-rsid="0024216a"/>
    </style:style>
    <style:style style:name="P18" style:family="paragraph" style:parent-style-name="Text_20_body">
      <style:paragraph-properties fo:margin-left="0cm" fo:text-indent="0cm" style:auto-text-indent="false"/>
      <style:text-properties officeooo:paragraph-rsid="002b0245"/>
    </style:style>
    <style:style style:name="P19" style:family="paragraph" style:parent-style-name="Text_20_body">
      <style:paragraph-properties fo:margin-left="0cm" fo:text-indent="0cm" style:auto-text-indent="false"/>
      <style:text-properties officeooo:paragraph-rsid="002afb56"/>
    </style:style>
    <style:style style:name="P20" style:family="paragraph" style:parent-style-name="Heading_20_2">
      <style:text-properties officeooo:paragraph-rsid="002afb56"/>
    </style:style>
    <style:style style:name="P21" style:family="paragraph" style:parent-style-name="Heading_20_1">
      <style:text-properties officeooo:paragraph-rsid="002b0245"/>
    </style:style>
    <style:style style:name="T1" style:family="text">
      <style:text-properties fo:language="ru" fo:country="RU" officeooo:rsid="002b0245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text:style-name="List_20_1">
        <text:list-header>
          <text:p text:style-name="P1">Московский Физико-Технический Институт (Национальный исследовательский Университет)</text:p>
        </text:list-header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полнила</text:p>
      <text:p text:style-name="P5">ЛУЧШАЯ УЧЕНИЦА</text:p>
      <text:p text:style-name="P5">Галкина Мария, группа Б03-50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1068_1404278154" text:style-name="Index_20_Link" text:visited-style-name="Index_20_Link">ВВЕДЕНИЕ<text:tab/>3</text:a></text:p>
          <text:p text:style-name="P7"><text:a xlink:type="simple" xlink:href="#__RefHeading___Toc388_1404278154" text:style-name="Index_20_Link" text:visited-style-name="Index_20_Link">1 Основные направления деятельности<text:tab/>4</text:a></text:p>
          <text:p text:style-name="P8"><text:a xlink:type="simple" xlink:href="#__RefHeading___Toc390_1404278154" text:style-name="Index_20_Link" text:visited-style-name="Index_20_Link">1.1 Экспериментальные исследования<text:tab/>4</text:a></text:p>
          <text:p text:style-name="P9"><text:a xlink:type="simple" xlink:href="#__RefHeading___Toc392_1404278154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394_1404278154" text:style-name="Index_20_Link" text:visited-style-name="Index_20_Link">1.1.2 Сбор данных<text:tab/>4</text:a></text:p>
          <text:p text:style-name="P8"><text:a xlink:type="simple" xlink:href="#__RefHeading___Toc384_1404278154" text:style-name="Index_20_Link" text:visited-style-name="Index_20_Link">1.1 Анализ данных<text:tab/>4</text:a></text:p>
          <text:p text:style-name="P9"><text:a xlink:type="simple" xlink:href="#__RefHeading___Toc396_1404278154" text:style-name="Index_20_Link" text:visited-style-name="Index_20_Link">1.1.3 Обработка и интерпретация полученных данных<text:tab/>4</text:a></text:p>
          <text:p text:style-name="P9"><text:a xlink:type="simple" xlink:href="#__RefHeading___Toc398_1404278154" text:style-name="Index_20_Link" text:visited-style-name="Index_20_Link">1.1.4 Применение методов моделирования и симуляции<text:tab/>4</text:a></text:p>
          <text:p text:style-name="P8"><text:a xlink:type="simple" xlink:href="#__RefHeading___Toc402_1404278154" text:style-name="Index_20_Link" text:visited-style-name="Index_20_Link">1.2 Разработка и тестирование прототипов<text:tab/>4</text:a></text:p>
          <text:p text:style-name="P9"><text:a xlink:type="simple" xlink:href="#__RefHeading___Toc404_1404278154" text:style-name="Index_20_Link" text:visited-style-name="Index_20_Link">1.2.1 Создание прототипов<text:tab/>5</text:a></text:p>
          <text:p text:style-name="P9"><text:a xlink:type="simple" xlink:href="#__RefHeading___Toc406_1404278154" text:style-name="Index_20_Link" text:visited-style-name="Index_20_Link">1.2.2 Тестирование прототипов<text:tab/>5</text:a></text:p>
          <text:p text:style-name="P9"><text:a xlink:type="simple" xlink:href="#__RefHeading___Toc408_1404278154" text:style-name="Index_20_Link" text:visited-style-name="Index_20_Link">1.2.3 Подготовка отчётов и презентаций<text:tab/>5</text:a></text:p>
          <text:p text:style-name="P9"><text:a xlink:type="simple" xlink:href="#__RefHeading___Toc410_1404278154" text:style-name="Index_20_Link" text:visited-style-name="Index_20_Link">1.2.4 Оформление результатов исследований<text:tab/>5</text:a></text:p>
          <text:p text:style-name="P9"><text:a xlink:type="simple" xlink:href="#__RefHeading___Toc412_1404278154" text:style-name="Index_20_Link" text:visited-style-name="Index_20_Link">1.2.5 Публикация результатов<text:tab/>5</text:a></text:p>
          <text:p text:style-name="P8"><text:a xlink:type="simple" xlink:href="#__RefHeading___Toc414_1404278154" text:style-name="Index_20_Link" text:visited-style-name="Index_20_Link">1.3 Сотрудничество<text:tab/>6</text:a></text:p>
          <text:p text:style-name="P9"><text:a xlink:type="simple" xlink:href="#__RefHeading___Toc416_1404278154" text:style-name="Index_20_Link" text:visited-style-name="Index_20_Link">1.3.1 Работа в команде<text:tab/>6</text:a></text:p>
          <text:p text:style-name="P9"><text:a xlink:type="simple" xlink:href="#__RefHeading___Toc418_1404278154" text:style-name="Index_20_Link" text:visited-style-name="Index_20_Link">1.3.2 Участие в междисциплинарных проектах<text:tab/>6</text:a></text:p>
          <text:p text:style-name="P7"><text:a xlink:type="simple" xlink:href="#__RefHeading___Toc723_1404278154" text:style-name="Index_20_Link" text:visited-style-name="Index_20_Link">2 Ключевые компетенции специалиста<text:tab/>7</text:a></text:p>
          <text:p text:style-name="P8"><text:a xlink:type="simple" xlink:href="#__RefHeading___Toc725_1404278154" text:style-name="Index_20_Link" text:visited-style-name="Index_20_Link">2.1 Технические навыки<text:tab/>7</text:a></text:p>
          <text:p text:style-name="P8"><text:a xlink:type="simple" xlink:href="#__RefHeading___Toc727_1404278154" text:style-name="Index_20_Link" text:visited-style-name="Index_20_Link">2.2 Личностные качества<text:tab/>7</text:a></text:p>
          <text:p text:style-name="P7"><text:a xlink:type="simple" xlink:href="#__RefHeading___Toc729_1404278154" text:style-name="Index_20_Link" text:visited-style-name="Index_20_Link">3 Сферы применения<text:tab/>8</text:a></text:p>
          <text:p text:style-name="P8"><text:a xlink:type="simple" xlink:href="#__RefHeading___Toc731_1404278154" text:style-name="Index_20_Link" text:visited-style-name="Index_20_Link">3.1 Роль в современном бизнесе<text:tab/>8</text:a></text:p>
          <text:p text:style-name="P8"><text:a xlink:type="simple" xlink:href="#__RefHeading___Toc733_1404278154" text:style-name="Index_20_Link" text:visited-style-name="Index_20_Link">3.2 Перспективы развития<text:tab/>8</text:a></text:p>
          <text:p text:style-name="P7"><text:a xlink:type="simple" xlink:href="#__RefHeading___Toc735_1404278154" text:style-name="Index_20_Link" text:visited-style-name="Index_20_Link">4 Требования к образованию<text:tab/>9</text:a></text:p>
          <text:p text:style-name="P7"><text:a xlink:type="simple" xlink:href="#__RefHeading___Toc737_1404278154" text:style-name="Index_20_Link" text:visited-style-name="Index_20_Link">5 Заключение<text:tab/>10</text:a></text:p>
          <text:p text:style-name="P7"><text:a xlink:type="simple" xlink:href="#__RefHeading___Toc1430_1404278154" text:style-name="Index_20_Link" text:visited-style-name="Index_20_Link">ЗАКЛЮЧЕНИЕ<text:tab/>11</text:a></text:p>
        </text:index-body>
      </text:table-of-content>
      <text:p text:style-name="P3"><text:bookmark text:name="__RefHeading___Toc386_1404278154"/></text:p>
      <text:h text:style-name="P10" text:outline-level="1"><text:bookmark-start text:name="__RefHeading___Toc1068_1404278154"/>ВВЕДЕНИЕ<text:bookmark-end text:name="__RefHeading___Toc1068_1404278154"/></text:h>
      <text:p text:style-name="P11"/>
      <text:h text:style-name="Heading_20_1" text:outline-level="1"><text:bookmark-start text:name="__RefHeading___Toc388_1404278154"/>Основные направления деятельности<text:bookmark-end text:name="__RefHeading___Toc388_1404278154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90_1404278154"/>Экспериментальные исследования<text:bookmark-end text:name="__RefHeading___Toc390_1404278154"/></text:h>
      <text:h text:style-name="P13" text:outline-level="3"><text:bookmark-start text:name="__RefHeading___Toc392_1404278154"/>Разработка и проведение экспериментов<text:bookmark-end text:name="__RefHeading___Toc392_1404278154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4" text:outline-level="3"><text:bookmark-start text:name="__RefHeading___Toc394_1404278154"/>Сбор данных<text:bookmark-end text:name="__RefHeading___Toc394_1404278154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15"><draw:frame draw:style-name="fr1" draw:name="Врезка2" text:anchor-type="as-char" draw:z-index="0"><draw:text-box fo:min-height="0.041cm" fo:min-width="0.041cm"><text:h text:style-name="P16" text:outline-level="2"><text:bookmark-start text:name="__RefHeading___Toc384_1404278154"/>Анализ данных<text:bookmark-end text:name="__RefHeading___Toc384_1404278154"/></text:h></draw:text-box></draw:frame></text:p>
      <text:h text:style-name="Heading_20_3" text:outline-level="3"><text:bookmark-start text:name="__RefHeading___Toc396_1404278154"/>Обработка и интерпретация полученных данных<text:bookmark-end text:name="__RefHeading___Toc396_1404278154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4" text:outline-level="3"><text:bookmark-start text:name="__RefHeading___Toc398_1404278154"/>Применение методов моделирования и симуляции<text:bookmark-end text:name="__RefHeading___Toc398_1404278154"/></text:h>
      <text:p text:style-name="Text_20_body"><text:bookmark-start text:name="__RefHeading___Toc400_1404278154"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text:bookmark-end text:name="__RefHeading___Toc400_1404278154"/></text:p>
      <text:h text:style-name="Heading_20_2" text:outline-level="2"><text:bookmark-start text:name="__RefHeading___Toc402_1404278154"/>Разработка и тестирование прототипов<text:bookmark-end text:name="__RefHeading___Toc402_1404278154"/></text:h>
      <text:h text:style-name="Heading_20_3" text:outline-level="3"><text:bookmark-start text:name="__RefHeading___Toc404_1404278154"/>Создание прототипов<text:bookmark-end text:name="__RefHeading___Toc404_1404278154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06_1404278154"/>Тестирование прототипов<text:bookmark-end text:name="__RefHeading___Toc406_1404278154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08_1404278154"/>Подготовка отчётов и презентаций<text:bookmark-end text:name="__RefHeading___Toc408_1404278154"/></text:h>
      <text:h text:style-name="P13" text:outline-level="3"><text:bookmark-start text:name="__RefHeading___Toc410_1404278154"/>Оформление результатов исследований<text:bookmark-end text:name="__RefHeading___Toc410_1404278154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12_1404278154"/>Публикация результатов<text:bookmark-end text:name="__RefHeading___Toc412_1404278154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14_1404278154"/>Сотрудничество<text:bookmark-end text:name="__RefHeading___Toc414_1404278154"/></text:h>
      <text:h text:style-name="Heading_20_3" text:outline-level="3"><text:bookmark-start text:name="__RefHeading___Toc416_1404278154"/>Работа в команде<text:bookmark-end text:name="__RefHeading___Toc416_1404278154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18_1404278154"/>Участие в междисциплинарных проектах<text:bookmark-end text:name="__RefHeading___Toc418_1404278154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723_1404278154"/>Ключевые компетенции специалиста<text:bookmark-end text:name="__RefHeading___Toc723_1404278154"/></text:h>
      <text:h text:style-name="P17" text:outline-level="2"><text:bookmark-start text:name="__RefHeading___Toc725_1404278154"/>Технические навыки<text:bookmark-end text:name="__RefHeading___Toc725_1404278154"/></text:h>
      <text:p text:style-name="P18">-Глубокие знания в профильной области</text:p>
      <text:p text:style-name="P18">- Умение работать с современным оборудование<text:span text:style-name="T1">м</text:span></text:p>
      <text:p text:style-name="P18">- Навыки программирования</text:p>
      <text:p text:style-name="P18">- Способность к математическому моделированию</text:p>
      <text:h text:style-name="Heading_20_2" text:outline-level="2"><text:bookmark-start text:name="__RefHeading___Toc727_1404278154"/>Личностные качества<text:bookmark-end text:name="__RefHeading___Toc727_1404278154"/></text:h>
      <text:p text:style-name="P18">- Аналитическое мышление</text:p>
      <text:p text:style-name="P18">- Способность к критическому анализу</text:p>
      <text:p text:style-name="P18">- Гибкость мышления</text:p>
      <text:p text:style-name="P18">- Коммуникабельность</text:p>
      <text:p text:style-name="P18">- Стремление к постоянному обучению</text:p>
      <text:h text:style-name="Heading_20_1" text:outline-level="1"><text:bookmark-start text:name="__RefHeading___Toc729_1404278154"/>Сферы применения<text:bookmark-end text:name="__RefHeading___Toc729_1404278154"/></text:h>
      <text:p text:style-name="P19">Инженеры-исследователи востребованы в:</text:p>
      <text:p text:style-name="P19">- Машиностроении</text:p>
      <text:p text:style-name="P19">- Электронике</text:p>
      <text:p text:style-name="P19">- Энергетике</text:p>
      <text:p text:style-name="P19">- Биотехнологиях</text:p>
      <text:p text:style-name="P19">- IT-индустрии</text:p>
      <text:p text:style-name="P19">- Химической промышленности</text:p>
      <text:h text:style-name="P20" text:outline-level="2"><text:bookmark-start text:name="__RefHeading___Toc731_1404278154"/>Роль в современном бизнесе<text:bookmark-end text:name="__RefHeading___Toc731_1404278154"/></text:h>
      <text:p text:style-name="P11">Преимущества для компании:</text:p>
      <text:p text:style-name="P11">- Внедрение передовых технологий</text:p>
      <text:p text:style-name="P11">- Оптимизация производственных процессов</text:p>
      <text:p text:style-name="P11">- Разработка инновационных продуктов</text:p>
      <text:p text:style-name="P11">- Снижение затрат</text:p>
      <text:p text:style-name="P11">- Повышение конкурентоспособности</text:p>
      <text:h text:style-name="Heading_20_2" text:outline-level="2"><text:bookmark-start text:name="__RefHeading___Toc733_1404278154"/>Перспективы развития<text:bookmark-end text:name="__RefHeading___Toc733_1404278154"/></text:h>
      <text:p text:style-name="P18">Карьерный рост инженера-исследователя может включать:</text:p>
      <text:p text:style-name="P18">- Руководящие позиции в отделах исследований и разработок</text:p>
      <text:p text:style-name="P18">- Создание собственных исследовательских проектов</text:p>
      <text:p text:style-name="P18">- Переход в академическую сферу</text:p>
      <text:p text:style-name="P18">- Основание инновационных компаний</text:p>
      <text:p text:style-name="P18"/>
      <text:h text:style-name="Heading_20_1" text:outline-level="1"><text:bookmark-start text:name="__RefHeading___Toc735_1404278154"/>Требования к образованию<text:bookmark-end text:name="__RefHeading___Toc735_1404278154"/></text:h>
      <text:p text:style-name="P18">Для работы инженером-исследователем необходимо:</text:p>
      <text:p text:style-name="P18">- Высшее техническое образование</text:p>
      <text:p text:style-name="P18">- Магистратура или аспирантура</text:p>
      <text:p text:style-name="P18">- Практический опыт в выбранной области</text:p>
      <text:p text:style-name="P18">- Знание современных методов исследования</text:p>
      <text:p text:style-name="P18">- Владение специализированным программным обеспечением</text:p>
      <text:p text:style-name="P18"/>
      <text:h text:style-name="P21" text:outline-level="1"><text:bookmark-start text:name="__RefHeading___Toc737_1404278154"/>Заключение<text:bookmark-end text:name="__RefHeading___Toc737_1404278154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Text_20_body"/>
      <text:h text:style-name="Заголовок_20_1_20_без_20_номера" text:outline-level="1"><text:bookmark-start text:name="__RefHeading___Toc1430_1404278154"/>ЗАКЛЮЧЕНИЕ<text:bookmark-end text:name="__RefHeading___Toc1430_140427815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" fo:font-family="'Times New Roman'" style:font-style-name="Обыч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абзац_20_рисунка" style:display-name="абзац рисунка" style:family="paragraph" style:parent-style-name="Standard" style:next-style-name="абзац_20_названия_20_рисунка" style:master-page-name="">
      <style:paragraph-properties fo:margin-top="0.49cm" fo:margin-bottom="0cm" style:contextual-spacing="false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e8e7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Text_20_body" style:master-page-name="">
      <style:paragraph-properties fo:margin-top="0.49cm" fo:margin-bottom="0.49cm" style:contextual-spacing="false" fo:line-height="100%" fo:text-align="justify" style:justify-single-word="false" fo:text-indent="0cm" style:auto-text-indent="false" style:page-number="auto">
        <style:tab-stops>
          <style:tab-stop style:position="8.52cm" style:type="center"/>
          <style:tab-stop style:position="15.055cm"/>
        </style:tab-stops>
      </style:paragraph-properties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text-indent="1.251cm" style:auto-text-indent="false" style:page-number="auto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0:13:44.141892000</meta:creation-date>
    <dc:date>2025-09-21T16:00:43.344638200</dc:date>
    <meta:editing-duration>PT2H6M18S</meta:editing-duration>
    <meta:editing-cycles>12</meta:editing-cycles>
    <meta:generator>LibreOffice/25.2.6.2$Windows_X86_64 LibreOffice_project/729c5bfe710f5eb71ed3bbde9e06a6065e9c6c5d</meta:generator>
    <meta:document-statistic meta:table-count="0" meta:image-count="0" meta:object-count="0" meta:page-count="10" meta:paragraph-count="104" meta:word-count="642" meta:character-count="5150" meta:non-whitespace-character-count="4636"/>
  </office:meta>
</office:document-meta>
</file>